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2" svg:font-family="Arial" style:font-family-generic="swiss"/>
    <style:font-face style:name="Arial3" svg:font-family="Arial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bottom" draw:auto-grow-height="false" fo:min-height="2.106cm" fo:min-width="16.65cm" fo:padding-top="0.15cm" fo:padding-bottom="0.15cm" fo:padding-left="0.275cm" fo:padding-right="0.275cm" fo:wrap-option="no-wrap" draw:shadow="visible" draw:shadow-offset-x="0.1cm" draw:shadow-offset-y="0.1cm"/>
    </style:style>
    <style:style style:name="gr2" style:family="graphic" style:parent-style-name="standard">
      <style:graphic-properties svg:stroke-width="0.05cm" svg:stroke-color="#00b8ff" draw:marker-start-width="0.355cm" draw:marker-end-width="0.355cm" draw:fill-color="#ffffff" draw:textarea-horizontal-align="left" draw:textarea-vertical-align="top" fo:padding-top="1.755cm" fo:padding-bottom="0.15cm" fo:padding-left="0.275cm" fo:padding-right="0.275cm" draw:shadow="visible"/>
    </style:style>
    <style:style style:name="gr3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1cm" fo:min-width="4.55cm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2.217cm" fo:min-width="16.65cm" fo:padding-top="0.15cm" fo:padding-bottom="0.15cm" fo:padding-left="0.275cm" fo:padding-right="0.275cm" draw:shadow="visib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1.772cm" fo:min-width="1.5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3cm" fo:min-width="1.856cm" fo:padding-top="0.15cm" fo:padding-bottom="0.15cm" fo:padding-left="0.275cm" fo:padding-right="0.275cm" draw:shadow="visible"/>
    </style:style>
    <style:style style:name="gr9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3cm" fo:min-width="1.857cm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textarea-horizontal-align="justify" draw:textarea-vertical-align="middle" draw:auto-grow-height="false" fo:min-height="1.483cm" fo:min-width="2.195cm"/>
    </style:style>
    <style:style style:name="gr11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4cm" fo:min-width="16.68cm" fo:padding-top="0.15cm" fo:padding-bottom="0.15cm" fo:padding-left="0.275cm" fo:padding-right="0.275cm" fo:wrap-option="no-wrap" draw:shadow="visible" draw:shadow-offset-x="0.1cm" draw:shadow-offset-y="0.1cm"/>
    </style:style>
    <style:style style:name="gr12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middle" draw:auto-grow-height="false" fo:min-height="1.6cm" fo:min-width="2.316cm" fo:padding-top="0.15cm" fo:padding-bottom="0.15cm" fo:padding-left="0.275cm" fo:padding-right="0.275cm" fo:wrap-option="no-wrap" draw:shadow="visible" draw:shadow-offset-x="0.1cm" draw:shadow-offset-y="0.1cm"/>
    </style:style>
    <style:style style:name="gr13" style:family="graphic" style:parent-style-name="standard">
      <style:graphic-properties draw:fill="solid" draw:fill-color="#ffffff" draw:textarea-vertical-align="middle" draw:shadow="visible"/>
    </style:style>
    <style:style style:name="gr14" style:family="graphic" style:parent-style-name="standard">
      <style:graphic-properties draw:textarea-vertical-align="middle" draw:shadow="visible"/>
    </style:style>
    <style:style style:name="gr15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1.9cm" fo:min-width="11.68cm" fo:padding-top="0.15cm" fo:padding-bottom="0.15cm" fo:padding-left="0.275cm" fo:padding-right="0.275cm" fo:wrap-option="no-wrap" draw:shadow="visible" draw:shadow-offset-x="0.1cm" draw:shadow-offset-y="0.1cm"/>
    </style:style>
    <style:style style:name="gr16" style:family="graphic" style:parent-style-name="standard">
      <style:graphic-properties svg:stroke-color="#00b8ff" draw:fill-color="#ffffff" draw:textarea-horizontal-align="justify" draw:textarea-vertical-align="middle" draw:auto-grow-height="false" fo:min-height="1.55cm" fo:min-width="1.975cm" draw:shadow="hidden"/>
    </style:style>
    <style:style style:name="gr17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2.55cm" fo:padding-top="0.15cm" fo:padding-bottom="0.15cm" fo:padding-left="0.275cm" fo:padding-right="0.275cm" draw:shadow="visible"/>
    </style:style>
    <style:style style:name="gr18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4.35cm" fo:padding-top="0.15cm" fo:padding-bottom="0.15cm" fo:padding-left="0.275cm" fo:padding-right="0.275cm" draw:shadow="visible"/>
    </style:style>
    <style:style style:name="gr19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3.05cm" fo:padding-top="0.15cm" fo:padding-bottom="0.15cm" fo:padding-left="0.275cm" fo:padding-right="0.275cm" draw:shadow="visible"/>
    </style:style>
    <style:style style:name="gr20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1.85cm" fo:padding-top="0.15cm" fo:padding-bottom="0.15cm" fo:padding-left="0.275cm" fo:padding-right="0.275cm" draw:shadow="visib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22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4cm" fo:min-width="5.85cm" fo:padding-top="0.15cm" fo:padding-bottom="0.15cm" fo:padding-left="0.275cm" fo:padding-right="0.275cm" draw:shadow="visible"/>
    </style:style>
    <style:style style:name="gr23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2cm" fo:min-width="4.35cm" fo:padding-top="0.15cm" fo:padding-bottom="0.15cm" fo:padding-left="0.275cm" fo:padding-right="0.275cm" draw:shadow="visible"/>
    </style:style>
    <style:style style:name="gr2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5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4.023cm" fo:min-width="5.85cm" fo:padding-top="0.15cm" fo:padding-bottom="0.15cm" fo:padding-left="0.275cm" fo:padding-right="0.275cm" draw:shadow="visible"/>
    </style:style>
    <style:style style:name="gr26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2cm" fo:min-width="4.85cm" fo:padding-top="0.15cm" fo:padding-bottom="0.15cm" fo:padding-left="0.275cm" fo:padding-right="0.275cm" draw:shadow="visible"/>
    </style:style>
    <style:style style:name="gr27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4.4cm" fo:min-width="4.85cm" fo:padding-top="0.15cm" fo:padding-bottom="0.15cm" fo:padding-left="0.275cm" fo:padding-right="0.275cm" draw:shadow="visible"/>
    </style:style>
    <style:style style:name="gr28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2.217cm" fo:min-width="16.55cm" fo:padding-top="0.15cm" fo:padding-bottom="0.15cm" fo:padding-left="0.275cm" fo:padding-right="0.275cm" draw:shadow="visible"/>
    </style:style>
    <style:style style:name="gr29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2.1cm" fo:min-width="16.58cm" fo:padding-top="0.15cm" fo:padding-bottom="0.15cm" fo:padding-left="0.275cm" fo:padding-right="0.275cm" fo:wrap-option="no-wrap" draw:shadow="visible" draw:shadow-offset-x="0.1cm" draw:shadow-offset-y="0.1cm"/>
    </style:style>
    <style:style style:name="gr30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1.4cm" fo:min-width="16.65cm" fo:padding-top="0.15cm" fo:padding-bottom="0.15cm" fo:padding-left="0.275cm" fo:padding-right="0.275cm" draw:shadow="visible"/>
    </style:style>
    <style:style style:name="gr31" style:family="graphic" style:parent-style-name="standard">
      <style:graphic-properties draw:textarea-horizontal-align="justify" draw:textarea-vertical-align="top" draw:auto-grow-height="false" fo:min-height="4.45cm" fo:min-width="17.6cm"/>
    </style:style>
    <style:style style:name="gr32" style:family="graphic" style:parent-style-name="standard">
      <style:graphic-properties draw:textarea-horizontal-align="justify" draw:textarea-vertical-align="top" draw:auto-grow-height="false" fo:min-height="5.95cm" fo:min-width="17.6cm"/>
    </style:style>
    <style:style style:name="gr33" style:family="graphic" style:parent-style-name="standard">
      <style:graphic-properties draw:textarea-horizontal-align="justify" draw:textarea-vertical-align="top" draw:auto-grow-height="false" fo:min-height="9.95cm" fo:min-width="17.6cm"/>
    </style:style>
    <style:style style:name="gr34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3.8cm" fo:min-width="11.35cm" fo:padding-top="0.15cm" fo:padding-bottom="0.15cm" fo:padding-left="0.275cm" fo:padding-right="0.275cm" draw:shadow="visible"/>
    </style:style>
    <style:style style:name="gr35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bottom" draw:auto-grow-height="false" fo:min-height="2.106cm" fo:min-width="12.85cm" fo:padding-top="0.15cm" fo:padding-bottom="0.15cm" fo:padding-left="0.275cm" fo:padding-right="0.275cm" fo:wrap-option="no-wrap" draw:shadow="visible" draw:shadow-offset-x="0.1cm" draw:shadow-offset-y="0.1cm"/>
    </style:style>
    <style:style style:name="gr36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2.217cm" fo:min-width="11.55cm" fo:padding-top="0.15cm" fo:padding-bottom="0.15cm" fo:padding-left="0.275cm" fo:padding-right="0.275cm" draw:shadow="visib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38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1.7cm" fo:min-width="11.68cm" fo:padding-top="0.15cm" fo:padding-bottom="0.15cm" fo:padding-left="0.275cm" fo:padding-right="0.275cm" fo:wrap-option="no-wrap" draw:shadow="visible" draw:shadow-offset-x="0.1cm" draw:shadow-offset-y="0.1cm"/>
    </style:style>
    <style:style style:name="gr39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2.2cm" fo:min-width="4.55cm" fo:padding-top="0.15cm" fo:padding-bottom="0.15cm" fo:padding-left="0.275cm" fo:padding-right="0.275cm" fo:wrap-option="no-wrap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fill-hatch-solid="false"/>
      <style:paragraph-properties fo:text-align="center"/>
      <style:text-properties style:text-position="super 58%" fo:font-size="18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>
        <style:tab-stops>
          <style:tab-stop style:position="0cm"/>
        </style:tab-stops>
      </style:paragraph-properties>
    </style:style>
    <style:style style:name="P6" style:family="paragraph">
      <loext:graphic-properties draw:fill-color="#ffffff"/>
      <style:paragraph-properties fo:text-align="center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="solid" draw:fill-color="#e6e6e6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8pt" fo:text-shadow="1pt 1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solid" draw:fill-color="#ffffff" draw:fill-hatch-solid="false"/>
      <style:paragraph-properties fo:text-align="center"/>
      <style:text-properties style:text-position="super 58%" fo:font-size="24pt" style:font-size-asian="24pt" style:font-size-complex="24pt"/>
    </style:style>
    <style:style style:name="P12" style:family="paragraph">
      <loext:graphic-properties draw:fill="solid" draw:fill-color="#ffffff" draw:fill-hatch-solid="false"/>
      <style:paragraph-properties fo:text-align="center"/>
      <style:text-properties style:text-position="super 58%" fo:font-size="13pt" style:font-size-asian="13pt" style:font-size-complex="13pt"/>
    </style:style>
    <style:style style:name="P1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="solid" draw:fill-color="#ffffff" draw:fill-hatch-solid="false"/>
      <style:paragraph-properties fo:text-align="center"/>
      <style:text-properties style:text-position="super 58%" fo:font-size="28pt" style:font-size-asian="28pt" style:font-size-complex="28pt"/>
    </style:style>
    <style:style style:name="P16" style:family="paragraph">
      <style:paragraph-properties fo:text-align="end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text-shadow="1pt 1pt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per 58%" fo:font-size="28pt" style:font-size-asian="28pt" style:font-size-complex="28pt"/>
    </style:style>
    <style:style style:name="T11" style:family="text">
      <style:text-properties style:text-position="super 58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Hadware" draw:style-name="gr1" draw:text-style-name="P2" draw:layer="layout" svg:width="17.2cm" svg:height="2.406cm" svg:x="1.5cm" svg:y="18.5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3" draw:layer="layout" svg:width="11.899cm" svg:height="3.299cm" svg:x="1.5cm" svg:y="3.8cm" svg:viewBox="0 0 11900 3300" draw:points="0,3300 900,3300 1900,3300 4500,3300 4500,1600 10300,1600 10300,3300 11900,3300 11900,0 0,0">
          <text:p text:style-name="P1"><text:span text:style-name="T2">OS/2-eCS</text:span><text:span text:style-name="T2"><text:line-break/></text:span><text:span text:style-name="T2">Apps</text:span></text:p>
        </draw:polygon>
        <draw:custom-shape draw:style-name="gr3" draw:text-style-name="P4" draw:layer="layout" svg:width="5.1cm" svg:height="1.4cm" svg:x="6.4cm" svg:y="5.7cm">
          <text:p text:style-name="P1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2cm" svg:height="2.517cm" svg:x="1.5cm" svg:y="10.3cm">
          <text:p text:style-name="P5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6.11cm" svg:y="18.785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3.992cm" svg:y="18.7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1.875cm" svg:y="18.7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1.935cm" svg:height="1.675cm" svg:x="1.5cm" svg:y="1.425cm">
          <draw:text-box>
            <text:p><text:span text:style-name="T6">OS/2 Warp and eComStation</text:span><text:span text:style-name="T6"><text:line-break/></text:span><text:span text:style-name="T6">Component Architecture</text:span></text:p>
          </draw:text-box>
        </draw:frame>
        <draw:frame draw:style-name="gr7" draw:text-style-name="P9" draw:layer="layout" svg:width="16.555cm" svg:height="0.963cm" svg:x="1.086cm" svg:y="22.0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8" draw:text-style-name="P3" draw:layer="layout" svg:width="2.406cm" svg:height="3.3cm" svg:x="13.725cm" svg:y="3.8cm">
          <text:p text:style-name="P1"><text:span text:style-name="T2">Win16 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407cm" svg:height="3.3cm" svg:x="16.323cm" svg:y="3.8cm">
          <text:p text:style-name="P1"><text:span text:style-name="T2">DOS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95cm" svg:height="1.733cm" svg:x="22.005cm" svg:y="2.967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695cm" svg:height="1.733cm" svg:x="22.005cm" svg:y="4.9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695cm" svg:height="1.733cm" svg:x="22.005cm" svg:y="6.8cm">
          <text:p text:style-name="P1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695cm" svg:height="1.733cm" svg:x="22.005cm" svg:y="0.967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11" draw:layer="layout" svg:width="17.23cm" svg:height="4.3cm" svg:x="1.47cm" svg:y="13.2cm">
          <text:p text:style-name="P1"><text:span text:style-name="T7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2.933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8.2cm" svg:y="18.778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6.648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14.291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3" draw:layer="layout" svg:width="3.29cm" svg:height="1.5cm" svg:x="14.9cm" svg:y="13.4cm">
          <text:p text:style-name="P1"><text:span text:style-name="T9">Process</text:span><text:span text:style-name="T9"><text:line-break/></text:span><text:span text:style-name="T9">Management</text:span></text:p>
        </draw:ellipse>
        <draw:ellipse draw:style-name="gr13" draw:text-style-name="P13" draw:layer="layout" svg:width="2.4cm" svg:height="1.2cm" svg:x="1.9cm" svg:y="13.4cm">
          <text:p text:style-name="P1"><text:span text:style-name="T9">Loader</text:span></text:p>
        </draw:ellipse>
        <draw:ellipse draw:style-name="gr13" draw:text-style-name="P13" draw:layer="layout" svg:width="3.1cm" svg:height="1.5cm" svg:x="2.3cm" svg:y="15.2cm">
          <text:p text:style-name="P1"><text:span text:style-name="T9">Memory</text:span><text:span text:style-name="T9"><text:line-break/></text:span><text:span text:style-name="T9">Management</text:span></text:p>
        </draw:ellipse>
        <draw:ellipse draw:style-name="gr13" draw:text-style-name="P13" draw:layer="layout" svg:width="3.1cm" svg:height="1.5cm" svg:x="14.3cm" svg:y="15.2cm">
          <text:p text:style-name="P1"><text:span text:style-name="T9">Exception</text:span><text:span text:style-name="T9"><text:line-break/></text:span><text:span text:style-name="T9">Handling</text:span></text:p>
        </draw:ellipse>
        <draw:ellipse draw:style-name="gr13" draw:text-style-name="P13" draw:layer="layout" svg:width="3.1cm" svg:height="1.5cm" svg:x="6.4cm" svg:y="15.2cm">
          <text:p text:style-name="P1"><text:span text:style-name="T9">Scheduler/</text:span><text:span text:style-name="T9"><text:line-break/></text:span><text:span text:style-name="T9">Dispatcher</text:span></text:p>
        </draw:ellipse>
        <draw:custom-shape draw:style-name="gr5" draw:text-style-name="P7" draw:layer="layout" svg:width="2.021cm" svg:height="2.022cm" svg:x="10.299cm" svg:y="18.777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10.469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3" draw:layer="layout" svg:width="3.29cm" svg:height="1.5cm" svg:x="10.3cm" svg:y="15.2cm">
          <text:p text:style-name="P1"><text:span text:style-name="T9">File</text:span><text:span text:style-name="T9"><text:line-break/></text:span><text:span text:style-name="T9">System</text:span></text:p>
        </draw:ellipse>
        <draw:polygon draw:style-name="gr14" draw:text-style-name="P1" draw:layer="layout" svg:width="7.199cm" svg:height="5.499cm" svg:x="27.3cm" svg:y="1.5cm" svg:viewBox="0 0 7200 5500" draw:points="0,0 0,5500 7200,5500 7200,2500 2900,2500 2900,0">
          <text:p/>
        </draw:polygon>
        <draw:custom-shape draw:style-name="gr10" draw:text-style-name="P10" draw:layer="layout" svg:width="2.695cm" svg:height="1.733cm" svg:x="22.005cm" svg:y="8.767cm">
          <text:p text:style-name="P1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5" draw:text-style-name="P2" draw:layer="layout" svg:width="12.23cm" svg:height="2.2cm" svg:x="21.27cm" svg:y="12.3cm">
          <text:p text:style-name="P1"><text:span text:style-name="T1">AP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3" draw:layer="layout" svg:width="2cm" svg:height="0.911cm" svg:x="21.6cm" svg:y="15.3cm">
          <text:p text:style-name="P1"><text:span text:style-name="T9">GPI</text:span></text:p>
        </draw:ellipse>
        <draw:custom-shape draw:style-name="gr16" draw:text-style-name="P14" draw:layer="layout" svg:width="2.475cm" svg:height="1.8cm" svg:x="21.6cm" svg:y="12.43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2.475cm" svg:height="1.8cm" svg:x="28.025cm" svg:y="12.43cm">
          <text:p text:style-name="P1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2.475cm" svg:height="1.8cm" svg:x="24.325cm" svg:y="12.43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2.475cm" svg:height="1.8cm" svg:x="30.725cm" svg:y="12.43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.1cm" svg:height="2.6cm" svg:x="1.5cm" svg:y="7.4cm">
          <text:p text:style-name="P1"><text:span text:style-name="T3">Full Screen </text:span></text:p>
          <text:p text:style-name="P1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4.9cm" svg:height="2.6cm" svg:x="4.8cm" svg:y="7.4cm">
          <text:p text:style-name="P1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3.6cm" svg:height="2.6cm" svg:x="9.9cm" svg:y="7.4cm">
          <text:p text:style-name="P1"><text:span text:style-name="T3">System </text:span></text:p>
          <text:p text:style-name="P1"><text:span text:style-name="T3">Object </text:span></text:p>
          <text:p text:style-name="P1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4cm" svg:height="2.6cm" svg:x="13.7cm" svg:y="7.4cm">
          <text:p text:style-name="P1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2.4cm" svg:height="2.6cm" svg:x="16.3cm" svg:y="7.4cm">
          <text:p text:style-name="P1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name="Hadware" draw:style-name="gr1" draw:text-style-name="P2" draw:layer="layout" svg:width="17.2cm" svg:height="2.406cm" svg:x="1.5cm" svg:y="25.4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3" draw:layer="layout" svg:width="11.899cm" svg:height="3.299cm" svg:x="1.5cm" svg:y="3.7cm" svg:viewBox="0 0 11900 3300" draw:points="0,3300 900,3300 1900,3300 4500,3300 4500,1600 10300,1600 10300,3300 11900,3300 11900,0 0,0">
          <text:p text:style-name="P1"><text:span text:style-name="T2">OS/2-eCS</text:span><text:span text:style-name="T2"><text:line-break/></text:span><text:span text:style-name="T2">Apps</text:span></text:p>
        </draw:polygon>
        <draw:custom-shape draw:style-name="gr3" draw:text-style-name="P4" draw:layer="layout" svg:width="5.1cm" svg:height="1.4cm" svg:x="6.4cm" svg:y="5.6cm">
          <text:p text:style-name="P1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2cm" svg:height="2.517cm" svg:x="1.5cm" svg:y="17.2cm">
          <text:p text:style-name="P5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6.11cm" svg:y="25.685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3.992cm" svg:y="25.6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1.875cm" svg:y="25.6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11.935cm" svg:height="2.387cm" svg:x="1.5cm" svg:y="1.425cm">
          <draw:text-box>
            <text:p><text:span text:style-name="T6">Drunk Idea</text:span></text:p>
            <text:p><text:span text:style-name="T6">Proposal: PM Clonning (High Level)</text:span><text:span text:style-name="T6"><text:line-break/></text:span><text:span text:style-name="T6">Component Architecture</text:span></text:p>
          </draw:text-box>
        </draw:frame>
        <draw:custom-shape draw:style-name="gr8" draw:text-style-name="P3" draw:layer="layout" svg:width="2.406cm" svg:height="3.3cm" svg:x="13.725cm" svg:y="3.7cm">
          <text:p text:style-name="P1"><text:span text:style-name="T2">Win16 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407cm" svg:height="3.3cm" svg:x="16.323cm" svg:y="3.7cm">
          <text:p text:style-name="P1"><text:span text:style-name="T2">DOS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name="Hadware" draw:style-name="gr11" draw:text-style-name="P11" draw:layer="layout" svg:width="17.23cm" svg:height="4.3cm" svg:x="1.47cm" svg:y="20.1cm">
          <text:p text:style-name="P1"><text:span text:style-name="T7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2.933cm" svg:y="24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8.2cm" svg:y="25.678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6.648cm" svg:y="24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14.291cm" svg:y="24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3" draw:layer="layout" svg:width="3.29cm" svg:height="1.5cm" svg:x="14.9cm" svg:y="20.3cm">
          <text:p text:style-name="P1"><text:span text:style-name="T9">Process</text:span><text:span text:style-name="T9"><text:line-break/></text:span><text:span text:style-name="T9">Management</text:span></text:p>
        </draw:ellipse>
        <draw:ellipse draw:style-name="gr13" draw:text-style-name="P13" draw:layer="layout" svg:width="2.4cm" svg:height="1.2cm" svg:x="1.9cm" svg:y="20.3cm">
          <text:p text:style-name="P1"><text:span text:style-name="T9">Loader</text:span></text:p>
        </draw:ellipse>
        <draw:ellipse draw:style-name="gr13" draw:text-style-name="P13" draw:layer="layout" svg:width="3.1cm" svg:height="1.5cm" svg:x="2.3cm" svg:y="22.1cm">
          <text:p text:style-name="P1"><text:span text:style-name="T9">Memory</text:span><text:span text:style-name="T9"><text:line-break/></text:span><text:span text:style-name="T9">Management</text:span></text:p>
        </draw:ellipse>
        <draw:ellipse draw:style-name="gr13" draw:text-style-name="P13" draw:layer="layout" svg:width="3.1cm" svg:height="1.5cm" svg:x="14.3cm" svg:y="22.1cm">
          <text:p text:style-name="P1"><text:span text:style-name="T9">Exception</text:span><text:span text:style-name="T9"><text:line-break/></text:span><text:span text:style-name="T9">Handling</text:span></text:p>
        </draw:ellipse>
        <draw:ellipse draw:style-name="gr13" draw:text-style-name="P13" draw:layer="layout" svg:width="3.1cm" svg:height="1.5cm" svg:x="6.4cm" svg:y="22.1cm">
          <text:p text:style-name="P1"><text:span text:style-name="T9">Scheduler/</text:span><text:span text:style-name="T9"><text:line-break/></text:span><text:span text:style-name="T9">Dispatcher</text:span></text:p>
        </draw:ellipse>
        <draw:custom-shape draw:style-name="gr5" draw:text-style-name="P7" draw:layer="layout" svg:width="2.021cm" svg:height="2.022cm" svg:x="10.299cm" svg:y="25.677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10.469cm" svg:y="24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3" draw:layer="layout" svg:width="3.29cm" svg:height="1.5cm" svg:x="10.3cm" svg:y="22.1cm">
          <text:p text:style-name="P1"><text:span text:style-name="T9">File</text:span><text:span text:style-name="T9"><text:line-break/></text:span><text:span text:style-name="T9">System</text:span></text:p>
        </draw:ellipse>
        <draw:custom-shape draw:style-name="gr17" draw:text-style-name="P4" draw:layer="layout" svg:width="3.1cm" svg:height="2.6cm" svg:x="1.5cm" svg:y="7.3cm">
          <text:p text:style-name="P1"><text:span text:style-name="T3">Full Screen </text:span></text:p>
          <text:p text:style-name="P1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6.4cm" svg:height="1.7cm" svg:x="11.6cm" svg:y="11.277cm">
          <text:p text:style-name="P1"><text:span text:style-name="T4">IBM’s 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3.6cm" svg:height="2.6cm" svg:x="9.9cm" svg:y="7.3cm">
          <text:p text:style-name="P1"><text:span text:style-name="T3">System </text:span></text:p>
          <text:p text:style-name="P1"><text:span text:style-name="T3">Object </text:span></text:p>
          <text:p text:style-name="P1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4cm" svg:height="2.6cm" svg:x="13.7cm" svg:y="7.3cm">
          <text:p text:style-name="P1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2.4cm" svg:height="2.6cm" svg:x="16.3cm" svg:y="7.3cm">
          <text:p text:style-name="P1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4.9cm" svg:height="1.5cm" svg:x="4.8cm" svg:y="13.1cm">
          <text:p text:style-name="P1"><text:span text:style-name="T4">Li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4.9cm" svg:height="1.5cm" svg:x="4.8cm" svg:y="11.4cm">
          <text:p text:style-name="P1"><text:span text:style-name="T4">PMCl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0.1cm" svg:y1="12cm" svg:x2="11.4cm" svg:y2="12cm">
          <text:p/>
        </draw:line>
        <draw:line draw:style-name="gr24" draw:text-style-name="P1" draw:layer="layout" svg:x1="5.4cm" svg:y1="7.2cm" svg:x2="6.8cm" svg:y2="10.9cm">
          <text:p/>
        </draw:line>
        <draw:line draw:style-name="gr24" draw:text-style-name="P1" draw:layer="layout" svg:x1="7.9cm" svg:y1="7.2cm" svg:x2="7.3cm" svg:y2="10.9cm">
          <text:p/>
        </draw:line>
        <draw:line draw:style-name="gr24" draw:text-style-name="P1" draw:layer="layout" svg:x1="9.7cm" svg:y1="8.6cm" svg:x2="7.8cm" svg:y2="10.8cm">
          <text:p/>
        </draw:line>
        <draw:line draw:style-name="gr24" draw:text-style-name="P1" draw:layer="layout" svg:x1="7.1cm" svg:y1="15.1cm" svg:x2="7.1cm" svg:y2="17cm">
          <text:p/>
        </draw:line>
        <draw:line draw:style-name="gr24" draw:text-style-name="P1" draw:layer="layout" svg:x1="14.6cm" svg:y1="13.4cm" svg:x2="14.6cm" svg:y2="16.8cm">
          <text:p/>
        </draw:line>
      </draw:page>
      <draw:page draw:name="page3" draw:style-name="dp1" draw:master-page-name="Default">
        <draw:polygon draw:style-name="gr2" draw:text-style-name="P3" draw:layer="layout" svg:width="11.899cm" svg:height="3.299cm" svg:x="1.5cm" svg:y="3.7cm" svg:viewBox="0 0 11900 3300" draw:points="0,3300 900,3300 1900,3300 4500,3300 4500,1600 10300,1600 10300,3300 11900,3300 11900,0 0,0">
          <text:p text:style-name="P1"><text:span text:style-name="T2">OS/2-eCS</text:span><text:span text:style-name="T2"><text:line-break/></text:span><text:span text:style-name="T2">Apps</text:span></text:p>
        </draw:polygon>
        <draw:custom-shape draw:style-name="gr3" draw:text-style-name="P4" draw:layer="layout" svg:width="5.1cm" svg:height="1.4cm" svg:x="6.4cm" svg:y="5.6cm">
          <text:p text:style-name="P1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2cm" svg:height="2.517cm" svg:x="1.5cm" svg:y="22.2cm">
          <text:p text:style-name="P5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11.935cm" svg:height="2.387cm" svg:x="1.5cm" svg:y="1.425cm">
          <draw:text-box>
            <text:p><text:span text:style-name="T6">Drunk Idea</text:span></text:p>
            <text:p><text:span text:style-name="T6">Proposal: PM Clonning <text:s/>(Zoom)</text:span><text:span text:style-name="T6"><text:line-break/></text:span><text:span text:style-name="T6">Component Architecture</text:span></text:p>
          </draw:text-box>
        </draw:frame>
        <draw:custom-shape draw:style-name="gr25" draw:text-style-name="P14" draw:layer="layout" svg:width="6.4cm" svg:height="4.323cm" svg:x="11.6cm" svg:y="11.277cm">
          <text:p text:style-name="P1"><text:span text:style-name="T4">IBM’s Presentation </text:span><text:span text:style-name="T4"><text:line-break/></text:span><text:span text:style-name="T4">Manager (PM)</text:span></text:p>
          <text:p text:style-name="P1"><text:span text:style-name="T4">(xPMMERGE.DLL,</text:span><text:span text:style-name="T4"><text:line-break/></text:span><text:span text:style-name="T4">xPMGPI.D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3.6cm" svg:height="2.6cm" svg:x="9.9cm" svg:y="7.3cm">
          <text:p text:style-name="P1"><text:span text:style-name="T3">System </text:span></text:p>
          <text:p text:style-name="P1"><text:span text:style-name="T3">Object </text:span></text:p>
          <text:p text:style-name="P1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5.4cm" svg:height="1.5cm" svg:x="4.3cm" svg:y="18.2cm">
          <text:p text:style-name="P1"><text:span text:style-name="T4">Li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5.4cm" svg:height="4.7cm" svg:x="4.3cm" svg:y="11.4cm">
          <text:p text:style-name="P1"><text:span text:style-name="T4">PMClone</text:span></text:p>
          <text:p text:style-name="P1"><text:span text:style-name="T4">(PMMERGE.DLL,</text:span></text:p>
          <text:p text:style-name="P1"><text:span text:style-name="T4">PMGPI.D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0.1cm" svg:y1="13.4cm" svg:x2="11.4cm" svg:y2="13.4cm">
          <text:p/>
        </draw:line>
        <draw:line draw:style-name="gr24" draw:text-style-name="P1" draw:layer="layout" svg:x1="5.4cm" svg:y1="7.2cm" svg:x2="6.8cm" svg:y2="10.9cm">
          <text:p/>
        </draw:line>
        <draw:line draw:style-name="gr24" draw:text-style-name="P1" draw:layer="layout" svg:x1="7.9cm" svg:y1="7.2cm" svg:x2="7.3cm" svg:y2="10.9cm">
          <text:p/>
        </draw:line>
        <draw:line draw:style-name="gr24" draw:text-style-name="P1" draw:layer="layout" svg:x1="9.7cm" svg:y1="8.6cm" svg:x2="7.8cm" svg:y2="10.8cm">
          <text:p/>
        </draw:line>
        <draw:line draw:style-name="gr24" draw:text-style-name="P1" draw:layer="layout" svg:x1="7.1cm" svg:y1="20.1cm" svg:x2="7.1cm" svg:y2="22cm">
          <text:p/>
        </draw:line>
        <draw:custom-shape draw:style-name="gr26" draw:text-style-name="P14" draw:layer="layout" svg:width="5.4cm" svg:height="1.5cm" svg:x="4.3cm" svg:y="16.4cm">
          <text:p text:style-name="P1"><text:span text:style-name="T4">Pix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4.6cm" svg:y1="16.1cm" svg:x2="14.6cm" svg:y2="21.8cm">
          <text:p/>
        </draw:line>
      </draw:page>
      <draw:page draw:name="page4" draw:style-name="dp1" draw:master-page-name="Default">
        <draw:custom-shape draw:name="Hadware" draw:style-name="gr1" draw:text-style-name="P2" draw:layer="layout" svg:width="17.2cm" svg:height="2.406cm" svg:x="1.5cm" svg:y="18.5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3" draw:layer="layout" svg:width="11.899cm" svg:height="3.299cm" svg:x="1.5cm" svg:y="3.8cm" svg:viewBox="0 0 11900 3300" draw:points="0,3300 900,3300 1900,3300 4500,3300 4500,1600 10300,1600 10300,3300 11900,3300 11900,0 0,0">
          <text:p text:style-name="P1"><text:span text:style-name="T2">OS/2-eCS</text:span><text:span text:style-name="T2"><text:line-break/></text:span><text:span text:style-name="T2">Apps</text:span></text:p>
        </draw:polygon>
        <draw:custom-shape draw:style-name="gr3" draw:text-style-name="P4" draw:layer="layout" svg:width="5.1cm" svg:height="1.4cm" svg:x="6.4cm" svg:y="5.7cm">
          <text:p text:style-name="P1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17.1cm" svg:height="2.517cm" svg:x="1.5cm" svg:y="10.3cm">
          <text:p text:style-name="P5"><text:span text:style-name="T4">CPI-2-Libc (Clone of OS/2’s C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6.11cm" svg:y="18.785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3.992cm" svg:y="18.7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1.875cm" svg:y="18.7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15.6cm" svg:height="2.387cm" svg:x="1.5cm" svg:y="1.425cm">
          <draw:text-box>
            <text:p><text:span text:style-name="T6">Drunk Idea</text:span><text:span text:style-name="T6"><text:line-break/></text:span><text:span text:style-name="T6">Proposal: Replace OS/2 Kernel with Genode</text:span><text:span text:style-name="T6"><text:line-break/></text:span><text:span text:style-name="T6">Component Architecture</text:span></text:p>
          </draw:text-box>
        </draw:frame>
        <draw:custom-shape draw:style-name="gr8" draw:text-style-name="P3" draw:layer="layout" svg:width="2.406cm" svg:height="3.3cm" svg:x="13.725cm" svg:y="3.8cm">
          <text:p text:style-name="P1"><text:span text:style-name="T2">Win16 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407cm" svg:height="3.3cm" svg:x="16.323cm" svg:y="3.8cm">
          <text:p text:style-name="P1"><text:span text:style-name="T2">DOS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95cm" svg:height="1.733cm" svg:x="22.005cm" svg:y="2.967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695cm" svg:height="1.733cm" svg:x="22.005cm" svg:y="4.9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695cm" svg:height="1.733cm" svg:x="22.005cm" svg:y="6.8cm">
          <text:p text:style-name="P1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695cm" svg:height="1.733cm" svg:x="22.005cm" svg:y="0.967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29" draw:text-style-name="P15" draw:layer="layout" svg:width="17.13cm" svg:height="2.4cm" svg:x="1.47cm" svg:y="15.1cm">
          <text:p text:style-name="P1"><text:span text:style-name="T10">Genode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2.933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8.2cm" svg:y="18.778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6.648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14.291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10.299cm" svg:y="18.777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10.469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4" draw:text-style-name="P1" draw:layer="layout" svg:width="7.199cm" svg:height="5.499cm" svg:x="27.3cm" svg:y="1.5cm" svg:viewBox="0 0 7200 5500" draw:points="0,0 0,5500 7200,5500 7200,2500 2900,2500 2900,0">
          <text:p/>
        </draw:polygon>
        <draw:custom-shape draw:style-name="gr10" draw:text-style-name="P10" draw:layer="layout" svg:width="2.695cm" svg:height="1.733cm" svg:x="22.005cm" svg:y="8.767cm">
          <text:p text:style-name="P1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5" draw:text-style-name="P2" draw:layer="layout" svg:width="12.23cm" svg:height="2.2cm" svg:x="21.27cm" svg:y="12.3cm">
          <text:p text:style-name="P1"><text:span text:style-name="T1">AP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3" draw:layer="layout" svg:width="2cm" svg:height="0.911cm" svg:x="21.6cm" svg:y="15.3cm">
          <text:p text:style-name="P1"><text:span text:style-name="T9">GPI</text:span></text:p>
        </draw:ellipse>
        <draw:custom-shape draw:style-name="gr16" draw:text-style-name="P14" draw:layer="layout" svg:width="2.475cm" svg:height="1.8cm" svg:x="21.6cm" svg:y="12.43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2.475cm" svg:height="1.8cm" svg:x="28.025cm" svg:y="12.43cm">
          <text:p text:style-name="P1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2.475cm" svg:height="1.8cm" svg:x="24.325cm" svg:y="12.43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2.475cm" svg:height="1.8cm" svg:x="30.725cm" svg:y="12.43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.1cm" svg:height="2.6cm" svg:x="1.5cm" svg:y="7.4cm">
          <text:p text:style-name="P1"><text:span text:style-name="T3">Full Screen </text:span></text:p>
          <text:p text:style-name="P1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4.9cm" svg:height="2.6cm" svg:x="4.8cm" svg:y="7.4cm">
          <text:p text:style-name="P1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3.6cm" svg:height="2.6cm" svg:x="9.9cm" svg:y="7.4cm">
          <text:p text:style-name="P1"><text:span text:style-name="T3">System </text:span></text:p>
          <text:p text:style-name="P1"><text:span text:style-name="T3">Object </text:span></text:p>
          <text:p text:style-name="P1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4cm" svg:height="2.6cm" svg:x="13.7cm" svg:y="7.4cm">
          <text:p text:style-name="P1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2.4cm" svg:height="2.6cm" svg:x="16.3cm" svg:y="7.4cm">
          <text:p text:style-name="P1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17.2cm" svg:height="1.7cm" svg:x="1.4cm" svg:y="13.1cm">
          <text:p text:style-name="P5"><text:span text:style-name="T4">Li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1" draw:text-style-name="P16" draw:layer="layout" svg:width="18.1cm" svg:height="4.7cm" svg:x="1.4cm" svg:y="14.7cm">
          <text:p text:style-name="P16">OS/2 Interpreter<text:line-break/>Layer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8.1cm" svg:height="6.2cm" svg:x="1.4cm" svg:y="19.6cm">
          <text:p text:style-name="P16">Fuchsia OS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8.1cm" svg:height="10.2cm" svg:x="1.4cm" svg:y="4.3cm">
          <text:p text:style-name="P16">IBM’s OS/2<text:line-break/>Original Binaries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1.9cm" svg:height="4.1cm" svg:x="1.7cm" svg:y="15cm"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Fake OS/2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35" draw:text-style-name="P2" draw:layer="layout" svg:width="13.4cm" svg:height="2.406cm" svg:x="1.6cm" svg:y="26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3" draw:layer="layout" svg:width="11.899cm" svg:height="3.299cm" svg:x="1.8cm" svg:y="4.8cm" svg:viewBox="0 0 11900 3300" draw:points="0,3300 900,3300 1900,3300 4500,3300 4500,1600 10300,1600 10300,3300 11900,3300 11900,0 0,0">
          <text:p text:style-name="P1"><text:span text:style-name="T2">OS/2-eCS</text:span><text:span text:style-name="T2"><text:line-break/></text:span><text:span text:style-name="T2">Apps</text:span></text:p>
        </draw:polygon>
        <draw:custom-shape draw:style-name="gr3" draw:text-style-name="P4" draw:layer="layout" svg:width="5.1cm" svg:height="1.4cm" svg:x="6.7cm" svg:y="6.7cm">
          <text:p text:style-name="P1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12.1cm" svg:height="2.517cm" svg:x="1.8cm" svg:y="11.383cm">
          <text:p text:style-name="P5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6.41cm" svg:y="25.985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4.292cm" svg:y="25.9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2.175cm" svg:y="25.9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37" draw:text-style-name="P8" draw:layer="layout" svg:width="17.1cm" svg:height="3.099cm" svg:x="1.5cm" svg:y="1.425cm">
          <draw:text-box>
            <text:p><text:span text:style-name="T6">Drunk Idea</text:span></text:p>
            <text:p><text:span text:style-name="T6">Proposal: Replace OS/2 Kernel with Zircon Kernel</text:span><text:span text:style-name="T6"><text:line-break/></text:span><text:span text:style-name="T6">Component Architecture</text:span></text:p>
          </draw:text-box>
        </draw:frame>
        <draw:custom-shape draw:name="Hadware" draw:style-name="gr38" draw:text-style-name="P11" draw:layer="layout" svg:width="12.23cm" svg:height="2cm" svg:x="2.07cm" svg:y="23.3cm">
          <text:p text:style-name="P1"><text:span text:style-name="T11">Zirc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8.5cm" svg:y="25.978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10.334cm" svg:y="15.2cm">
          <text:p text:style-name="P1"><text:span text:style-name="T8">$Fake 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10.599cm" svg:y="25.977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1cm" svg:height="2.6cm" svg:x="1.8cm" svg:y="8.4cm">
          <text:p text:style-name="P1"><text:span text:style-name="T3">Full Screen </text:span></text:p>
          <text:p text:style-name="P1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4.9cm" svg:height="2.6cm" svg:x="9cm" svg:y="8.4cm">
          <text:p text:style-name="P1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3.6cm" svg:height="2.6cm" svg:x="5.2cm" svg:y="8.4cm">
          <text:p text:style-name="P1"><text:span text:style-name="T3">System </text:span></text:p>
          <text:p text:style-name="P1"><text:span text:style-name="T3">Object </text:span></text:p>
          <text:p text:style-name="P1"><text:span text:style-name="T3">Model (SO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8.3cm" svg:y1="14cm" svg:x2="8.3cm" svg:y2="15.1cm">
          <text:p/>
        </draw:line>
        <draw:custom-shape draw:name="Hadware" draw:style-name="gr12" draw:text-style-name="P12" draw:layer="layout" svg:width="2.866cm" svg:height="1.9cm" svg:x="2cm" svg:y="15.2cm">
          <text:p text:style-name="P1"><text:span text:style-name="T8">OS/2 Binary</text:span><text:span text:style-name="T8"><text:line-break/></text:span><text:span text:style-name="T8">Interpreter</text:span></text:p>
          <text:p text:style-name="P1"><text:span text:style-name="T8">(L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2" draw:layer="layout" svg:width="2.866cm" svg:height="1.9cm" svg:x="6.134cm" svg:y="15.2cm">
          <text:p text:style-name="P1"><text:span text:style-name="T8">Fake CPI </text:span><text:span text:style-name="T8"><text:line-break/></text:span><text:span text:style-name="T8">Kerne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39" draw:text-style-name="P11" draw:layer="layout" svg:width="5.1cm" svg:height="2.5cm" svg:x="9.1cm" svg:y="20.5cm">
          <text:p text:style-name="P1"><text:span text:style-name="T11">Ga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7.9cm" svg:y1="19.2cm" svg:x2="7.9cm" svg:y2="22.9cm">
          <text:p/>
        </draw:line>
        <draw:line draw:style-name="gr24" draw:text-style-name="P1" draw:layer="layout" svg:x1="12.2cm" svg:y1="17.3cm" svg:x2="12.2cm" svg:y2="2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Arial2" svg:font-family="Arial" style:font-family-generic="swiss"/>
    <style:font-face style:name="Arial3" svg:font-family="Arial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C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left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0.954cm"/>
    </style:style>
    <style:style style:name="MP1" style:family="paragraph">
      <loext:graphic-properties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7.099cm" svg:height="1.204cm" svg:x="1.95cm" svg:y="2.105cm">
        <draw:text-box>
          <text:p/>
        </draw:text-box>
      </draw:frame>
      <draw:frame draw:style-name="Mgr1" draw:text-style-name="MP1" draw:layer="backgroundobjects" svg:width="16.719cm" svg:height="1.204cm" svg:x="1.95cm" svg:y="7.481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6-08T10:48:31.41</meta:creation-date>
    <dc:date>2019-04-08T16:50:30.223000000</dc:date>
    <meta:editing-duration>P1DT6H31M23S</meta:editing-duration>
    <meta:editing-cycles>156</meta:editing-cycles>
    <meta:generator>LibreOffice/6.2.2.2$Windows_X86_64 LibreOffice_project/2b840030fec2aae0fd2658d8d4f9548af4e3518d</meta:generator>
    <meta:document-statistic meta:object-count="154"/>
  </office:meta>
</office:document-meta>
</file>